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0cm"/>
      <style:paragraph-properties style:writing-mode="lr-tb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4.223cm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 style:list-style-name="L2">
      <style:graphic-properties draw:marker-end="Linienspitzen_20_1" draw:marker-end-width="0.3cm" draw:fill="none" draw:textarea-vertical-align="bottom"/>
      <style:paragraph-properties style:writing-mode="lr-tb"/>
    </style:style>
    <style:style style:name="gr8" style:family="graphic" style:parent-style-name="Heading_20_A4">
      <style:graphic-properties fo:min-height="1.2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="Linienspitzen_20_12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Linienspitzen_20_13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textarea-horizontal-align="justify" draw:textarea-vertical-align="middle" draw:auto-grow-height="false" fo:min-height="1.79cm" fo:min-width="5.16cm"/>
      <style:paragraph-properties style:writing-mode="lr-tb"/>
    </style:style>
    <style:style style:name="gr15" style:family="graphic" style:parent-style-name="Heading_20_A0">
      <style:graphic-properties draw:stroke="none" svg:stroke-color="#000000" draw:fill="none" draw:fill-color="#ffffff" draw:textarea-vertical-align="top" fo:min-height="2.613cm"/>
      <style:paragraph-properties style:writing-mode="lr-tb"/>
    </style:style>
    <style:style style:name="gr16" style:family="graphic" style:parent-style-name="Heading_20_A0" style:list-style-name="L2">
      <style:graphic-properties draw:stroke="solid" svg:stroke-color="#3465a4" draw:fill="solid" draw:fill-color="#729fcf" draw:textarea-horizontal-align="justify" draw:textarea-vertical-align="middle" draw:auto-grow-height="false" fo:min-height="1.952cm" fo:min-width="5.612cm" fo:padding-top="0.125cm" fo:padding-bottom="0.125cm" fo:padding-left="0.25cm" fo:padding-right="0.25cm" draw:shadow-offset-x="0.2cm" draw:shadow-offset-y="0.2cm" draw:shadow-color="#808080"/>
      <style:paragraph-properties style:writing-mode="lr-tb"/>
    </style:style>
    <style:style style:name="gr17" style:family="graphic" style:parent-style-name="Heading_20_A0" style:list-style-name="L2">
      <style:graphic-properties draw:stroke="solid" svg:stroke-color="#3465a4" draw:fill="solid" draw:fill-color="#729fcf" draw:textarea-horizontal-align="justify" draw:textarea-vertical-align="middle" draw:auto-grow-height="false" fo:min-height="1.951cm" fo:min-width="5.612cm" fo:padding-top="0.125cm" fo:padding-bottom="0.125cm" fo:padding-left="0.25cm" fo:padding-right="0.25cm" draw:shadow-offset-x="0.2cm" draw:shadow-offset-y="0.2cm" draw:shadow-color="#808080"/>
      <style:paragraph-properties style:writing-mode="lr-tb"/>
    </style:style>
    <style:style style:name="gr18" style:family="graphic" style:parent-style-name="Heading_20_A0">
      <style:graphic-properties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objectwithoutfill">
      <style:graphic-properties draw:textarea-horizontal-align="justify" draw:textarea-vertical-align="middle" draw:auto-grow-height="false" fo:min-height="1.79cm" fo:min-width="5.16cm"/>
      <style:paragraph-properties style:writing-mode="lr-tb"/>
    </style:style>
    <style:style style:name="gr21" style:family="graphic" style:parent-style-name="standard">
      <style:graphic-properties draw:stroke-linejoin="round" draw:textarea-horizontal-align="justify" draw:textarea-vertical-align="middle" draw:auto-grow-height="false" fo:min-height="2.102cm" fo:min-width="5.3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4" style:family="graphic" style:parent-style-name="objectwithoutfill">
      <style:graphic-properties draw:marker-end="Linienspitzen_20_7" draw:marker-end-width="0.3cm" draw:fill="solid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656cm" fo:min-width="3.946cm"/>
      <style:paragraph-properties style:writing-mode="lr-tb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objectwithoutfill">
      <style:graphic-properties draw:marker-end="Arrowheads_20_9" draw:marker-end-width="0.3cm" draw:fill="solid" draw:textarea-vertical-align="middle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9" style:family="graphic" style:parent-style-name="objectwithoutfill">
      <style:graphic-properties draw:marker-end="Arrowheads_20_10" draw:marker-end-width="0.3cm" draw:fill="solid" draw:textarea-vertical-align="middle"/>
    </style:style>
    <style:style style:name="gr30" style:family="graphic" style:parent-style-name="objectwithoutfill">
      <style:graphic-properties draw:marker-end="Arrowheads_20_11" draw:marker-end-width="0.3cm" draw:fill="solid" draw:textarea-vertical-align="middle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32" style:family="graphic" style:parent-style-name="standard">
      <style:graphic-properties draw:stroke-linejoin="round" draw:textarea-horizontal-align="justify" draw:textarea-vertical-align="middle" draw:auto-grow-height="false" fo:min-height="2.099cm" fo:min-width="5.38cm"/>
      <style:paragraph-properties style:writing-mode="lr-tb"/>
    </style:style>
    <style:style style:name="gr33" style:family="graphic" style:parent-style-name="standard" style:list-style-name="L2">
      <style:graphic-properties draw:textarea-horizontal-align="justify" draw:textarea-vertical-align="middle" draw:auto-grow-height="false" fo:min-height="2.285cm" fo:min-width="5.85cm"/>
      <style:paragraph-properties style:writing-mode="lr-tb"/>
    </style:style>
    <style:style style:name="gr34" style:family="graphic" style:parent-style-name="standard">
      <style:graphic-properties draw:opacity="90%" draw:textarea-horizontal-align="justify" draw:textarea-vertical-align="middle" draw:auto-grow-height="false" fo:min-height="1.656cm" fo:min-width="3.946cm"/>
      <style:paragraph-properties style:writing-mode="lr-tb"/>
    </style:style>
    <style:style style:name="gr35" style:family="graphic" style:parent-style-name="objectwithoutfill">
      <style:graphic-properties draw:marker-end="Linienspitzen_20_1" draw:marker-end-width="0.3cm" draw:fill="solid" draw:textarea-vertical-align="middle"/>
    </style:style>
    <style:style style:name="gr36" style:family="graphic" style:parent-style-name="objectwithoutfill">
      <style:graphic-properties draw:marker-end="Linienspitzen_20_2" draw:marker-end-width="0.3cm" draw:fill="solid" draw:textarea-vertical-align="middle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 fo:min-height="2.285cm" fo:min-width="5.85cm"/>
      <style:paragraph-properties style:writing-mode="lr-tb"/>
    </style:style>
    <style:style style:name="gr39" style:family="graphic" style:parent-style-name="standard" style:list-style-name="L2">
      <style:graphic-properties draw:textarea-horizontal-align="justify" draw:textarea-vertical-align="middle" draw:auto-grow-height="false" fo:min-height="2.285cm" fo:min-width="5.85cm"/>
      <style:paragraph-properties style:writing-mode="lr-tb"/>
    </style:style>
    <style:style style:name="gr40" style:family="graphic" style:parent-style-name="objectwithoutfill">
      <style:graphic-properties draw:marker-end="Arrowheads_20_4" draw:marker-end-width="0.3cm" draw:fill="solid" draw:textarea-vertical-align="top"/>
      <style:paragraph-properties style:writing-mode="lr-tb"/>
    </style:style>
    <style:style style:name="gr41" style:family="graphic" style:parent-style-name="objectwithoutfill">
      <style:graphic-properties draw:marker-end="Arrowheads_20_5" draw:marker-end-width="0.3cm" draw:fill="solid" draw:textarea-vertical-align="middle"/>
    </style:style>
    <style:style style:name="gr42" style:family="graphic" style:parent-style-name="objectwithoutfill">
      <style:graphic-properties draw:marker-end="Arrowheads_20_6" draw:marker-end-width="0.3cm" draw:fill="solid" draw:textarea-vertical-align="middle"/>
    </style:style>
    <style:style style:name="gr43" style:family="graphic" style:parent-style-name="standard">
      <style:graphic-properties draw:stroke="none" draw:fill="none" fo:min-height="0.872cm"/>
      <style:paragraph-properties style:writing-mode="lr-tb"/>
    </style:style>
    <style:style style:name="gr44" style:family="graphic" style:parent-style-name="objectwithoutfill">
      <style:graphic-properties draw:marker-end="Arrowheads_20_7" draw:marker-end-width="0.3cm" draw:fill="solid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0.926cm" fo:min-width="5.38cm"/>
      <style:paragraph-properties style:writing-mode="lr-tb"/>
    </style:style>
    <style:style style:name="gr46" style:family="graphic" style:parent-style-name="objectwithoutfill">
      <style:graphic-properties draw:marker-end="Arrowheads_20_12" draw:marker-end-width="0.3cm" draw:fill="solid" draw:textarea-vertical-align="middle"/>
    </style:style>
    <style:style style:name="gr47" style:family="graphic" style:parent-style-name="objectwithoutfill">
      <style:graphic-properties draw:marker-end="Arrowheads_20_13" draw:marker-end-width="0.3cm" draw:fill="solid" draw:textarea-vertical-align="middle"/>
    </style:style>
    <style:style style:name="gr48" style:family="graphic" style:parent-style-name="objectwithoutfill">
      <style:graphic-properties draw:marker-end="Arrowheads_20_14" draw:marker-end-width="0.3cm" draw:fill="solid" draw:textarea-vertical-align="middle"/>
    </style:style>
    <style:style style:name="gr49" style:family="graphic" style:parent-style-name="objectwithoutfill">
      <style:graphic-properties draw:marker-end="Arrowheads_20_15" draw:marker-end-width="0.3cm" draw:fill="solid" draw:textarea-vertical-align="middle"/>
    </style:style>
    <style:style style:name="gr50" style:family="graphic" style:parent-style-name="objectwithoutfill">
      <style:graphic-properties draw:marker-end="Arrowheads_20_16" draw:marker-end-width="0.3cm" draw:fill="solid" draw:textarea-vertical-align="middle"/>
    </style:style>
    <style:style style:name="gr51" style:family="graphic" style:parent-style-name="Heading_20_A4">
      <style:graphic-properties fo:min-height="1.5cm"/>
      <style:paragraph-properties style:writing-mode="lr-tb"/>
    </style:style>
    <style:style style:name="gr52" style:family="graphic" style:parent-style-name="Heading_20_A4">
      <style:graphic-properties fo:min-height="1.48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584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0.499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0.583cm" fo:min-width="0cm"/>
    </style:style>
    <style:style style:name="gr57" style:family="graphic" style:parent-style-name="standard">
      <style:graphic-properties draw:textarea-horizontal-align="justify" draw:textarea-vertical-align="middle" draw:auto-grow-height="false" fo:min-height="0.542cm" fo:min-width="0cm"/>
    </style:style>
    <style:style style:name="gr58" style:family="graphic" style:parent-style-name="standard">
      <style:graphic-properties draw:textarea-horizontal-align="justify" draw:textarea-vertical-align="middle" draw:auto-grow-height="false" fo:min-height="0.678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2.695cm" fo:min-width="11.6cm"/>
      <style:paragraph-properties style:writing-mode="lr-tb"/>
    </style:style>
    <style:style style:name="gr60" style:family="graphic" style:parent-style-name="Heading_20_A4">
      <style:graphic-properties fo:min-height="2.313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408cm" fo:min-width="0.6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2.694cm" fo:min-width="11.5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407cm" fo:min-width="0.65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2.694cm" fo:min-width="11.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fo:min-height="1.468cm"/>
      <style:paragraph-properties style:writing-mode="lr-tb"/>
    </style:style>
    <style:style style:name="gr67" style:family="graphic" style:parent-style-name="standard" style:list-style-name="L2">
      <style:graphic-properties draw:stroke="none" svg:stroke-color="#000000" draw:fill="none" draw:fill-color="#ffffff" fo:min-height="2.7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1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8.75cm"/>
      <style:paragraph-properties style:writing-mode="lr-tb"/>
    </style:style>
    <style:style style:name="co1" style:family="table-column">
      <style:table-column-properties style:column-width="2.159cm" style:use-optimal-column-width="false"/>
    </style:style>
    <style:style style:name="co2" style:family="table-column">
      <style:table-column-properties style:column-width="2.163cm" style:use-optimal-column-width="false"/>
    </style:style>
    <style:style style:name="co3" style:family="table-column">
      <style:table-column-properties style:column-width="2.17cm" style:use-optimal-column-width="false"/>
    </style:style>
    <style:style style:name="co4" style:family="table-column">
      <style:table-column-properties style:column-width="3.812cm" style:use-optimal-column-width="false"/>
    </style:style>
    <style:style style:name="co5" style:family="table-column">
      <style:table-column-properties style:column-width="3.328cm" style:use-optimal-column-width="false"/>
    </style:style>
    <style:style style:name="co6" style:family="table-column">
      <style:table-column-properties style:column-width="3.209cm" style:use-optimal-column-width="false"/>
    </style:style>
    <style:style style:name="co7" style:family="table-column">
      <style:table-column-properties style:column-width="2.006cm" style:use-optimal-column-width="false"/>
    </style:style>
    <style:style style:name="co8" style:family="table-column">
      <style:table-column-properties style:column-width="2.012cm" style:use-optimal-column-width="false"/>
    </style:style>
    <style:style style:name="co9" style:family="table-column">
      <style:table-column-properties style:column-width="2.349cm" style:use-optimal-column-width="false"/>
    </style:style>
    <style:style style:name="co10" style:family="table-column">
      <style:table-column-properties style:column-width="2.35cm" style:use-optimal-column-width="false"/>
    </style:style>
    <style:style style:name="co11" style:family="table-column">
      <style:table-column-properties style:column-width="1.489cm" style:use-optimal-column-width="false"/>
    </style:style>
    <style:style style:name="co12" style:family="table-column">
      <style:table-column-properties style:column-width="1.497cm" style:use-optimal-column-width="false"/>
    </style:style>
    <style:style style:name="co13" style:family="table-column">
      <style:table-column-properties style:column-width="1.495cm" style:use-optimal-column-width="false"/>
    </style:style>
    <style:style style:name="co14" style:family="table-column">
      <style:table-column-properties style:column-width="4.699cm" style:use-optimal-column-width="false"/>
    </style:style>
    <style:style style:name="co15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3.323cm" style:use-optimal-row-height="false"/>
    </style:style>
    <style:style style:name="ro3" style:family="table-row">
      <style:table-row-properties style:row-height="3.329cm" style:use-optimal-row-height="false"/>
    </style:style>
    <style:style style:name="ro4" style:family="table-row">
      <style:table-row-properties style:row-height="2.043cm" style:use-optimal-row-height="false"/>
    </style:style>
    <style:style style:name="ro5" style:family="table-row">
      <style:table-row-properties style:row-height="2.042cm" style:use-optimal-row-height="false"/>
    </style:style>
    <style:style style:name="ro6" style:family="table-row">
      <style:table-row-properties style:row-height="2.26cm" style:use-optimal-row-height="false"/>
    </style:style>
    <style:style style:name="ro7" style:family="table-row">
      <style:table-row-properties style:row-height="2.259cm" style:use-optimal-row-height="false"/>
    </style:style>
    <style:style style:name="ro8" style:family="table-row">
      <style:table-row-properties style:row-height="1.91cm" style:use-optimal-row-height="false"/>
    </style:style>
    <style:style style:name="ro9" style:family="table-row">
      <style:table-row-properties style:row-height="1.909cm" style:use-optimal-row-height="false"/>
    </style:style>
    <style:style style:name="ro10" style:family="table-row">
      <style:table-row-properties style:row-height="1.867cm" style:use-optimal-row-height="false"/>
    </style:style>
    <style:style style:name="ro11" style:family="table-row">
      <style:table-row-properties style:row-height="2cm" style:use-optimal-row-height="false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text-align="center" fo:text-indent="0cm" style:text-autospace="ideograph-alpha" style:punctuation-wrap="simple" style:line-break="strict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ce5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" style:family="table-cell">
      <loext:graphic-properties draw:fill="solid" draw:fill-color="#3faf46" draw:textarea-vertical-align="middle"/>
      <style:paragraph-properties fo:text-align="start"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d4ea6b" draw:textarea-vertical-align="middle"/>
      <style:paragraph-properties fo:text-align="center" fo:border="0.03pt solid #ffffff"/>
      <style:text-properties fo:background-color="transparent"/>
    </style:style>
    <style:style style:name="ce8" style:family="table-cell">
      <loext:graphic-properties draw:fill="solid" draw:fill-color="#77bc65" draw:textarea-vertical-align="middle"/>
      <style:paragraph-properties fo:text-align="center" fo:border-left="none" fo:border-right="none" fo:border-top="0.03pt solid #ffffff" fo:border-bottom="0.03pt solid #ffffff"/>
    </style:style>
    <style:style style:name="ce9" style:family="table-cell">
      <loext:graphic-properties draw:fill="solid" draw:fill-color="#d4ea6b" draw:textarea-vertical-align="middle"/>
      <style:paragraph-properties fo:text-align="center" fo:border="0.03pt solid #ffffff"/>
    </style:style>
    <style:style style:name="ce10" style:family="table-cell">
      <loext:graphic-properties draw:fill="solid" draw:fill-color="#77bc65"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11" style:family="table-cell">
      <loext:graphic-properties draw:fill="solid" draw:fill-color="#77bc65" draw:textarea-vertical-align="middle"/>
      <style:paragraph-properties fo:text-align="center" fo:border="0.03pt solid #ffffff"/>
    </style:style>
    <style:style style:name="ce12" style:family="table-cell">
      <loext:graphic-properties draw:fill="solid" draw:fill-color="#77bc65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13" style:family="table-cell">
      <loext:graphic-properties draw:textarea-vertical-align="middle"/>
      <style:paragraph-properties fo:text-align="center"/>
    </style:style>
    <style:style style:name="ce14" style:family="table-cell">
      <loext:graphic-properties draw:fill="solid" draw:fill-color="#dddddd" draw:textarea-vertical-align="top"/>
      <style:paragraph-properties fo:text-align="start" fo:border="0.03pt solid #000000"/>
    </style:style>
    <style:style style:name="ce15" style:family="table-cell">
      <loext:graphic-properties draw:fill="solid" draw:fill-color="#f6f9d4" draw:textarea-vertical-align="middle"/>
      <style:paragraph-properties fo:text-align="center" fo:border="0.03pt solid #000000"/>
      <style:text-properties fo:background-color="transparent"/>
    </style:style>
    <style:style style:name="ce16" style:family="table-cell">
      <loext:graphic-properties draw:fill="solid" draw:fill-color="#d4ea6b" draw:textarea-vertical-align="middle"/>
      <style:paragraph-properties fo:text-align="center" fo:border="0.03pt solid #000000"/>
    </style:style>
    <style:style style:name="ce17" style:family="table-cell">
      <loext:graphic-properties draw:fill="solid" draw:fill-color="#f6f9d4" draw:textarea-vertical-align="middle"/>
      <style:paragraph-properties fo:text-align="center" fo:border="0.03pt solid #000000"/>
    </style:style>
    <style:style style:name="ce18" style:family="table-cell">
      <loext:graphic-properties draw:fill="solid" draw:fill-color="#dddddd" draw:textarea-vertical-align="top"/>
      <style:paragraph-properties fo:text-align="start" fo:border-left="0.03pt solid #000000" fo:border-right="0.03pt solid #000000" fo:border-top="none" fo:border-bottom="0.03pt solid #000000"/>
    </style:style>
    <style:style style:name="ce19" style:family="table-cell">
      <loext:graphic-properties draw:fill="solid" draw:fill-color="#ffffff" draw:textarea-vertical-align="middle"/>
      <style:paragraph-properties fo:text-align="center" fo:border-left="none" fo:border-right="0.03pt solid #000000" fo:border-top="none" fo:border-bottom="none"/>
      <style:text-properties fo:font-size="18pt" fo:background-color="transparent" style:font-size-asian="18pt" style:font-size-complex="18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none"/>
      <style:text-properties fo:font-size="18pt" style:font-size-asian="18pt" style:font-size-complex="18pt"/>
    </style:style>
    <style:style style:name="ce21" style:family="table-cell">
      <loext:graphic-properties draw:fill="solid" draw:fill-color="#dddddd" draw:textarea-vertical-align="top"/>
      <style:paragraph-properties fo:text-align="start" fo:border-left="0.03pt solid #000000" fo:border-right="none" fo:border-top="none" fo:border-bottom="0.03pt solid #000000"/>
    </style:style>
    <style:style style:name="ce2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</style:style>
    <style:style style:name="ce23" style:family="table-cell">
      <style:paragraph-properties fo:text-align="start"/>
    </style:style>
    <style:style style:name="ce24" style:family="table-cell">
      <style:paragraph-properties fo:text-align="start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cm" fo:margin-bottom="0.1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text-align="center" fo:text-indent="0cm"/>
      <style:text-properties style:font-size-asian="16pt" style:font-size-complex="16pt"/>
    </style:style>
    <style:style style:name="P13" style:family="paragraph">
      <style:paragraph-properties fo:margin-left="0cm" fo:margin-right="0cm" fo:margin-top="0cm" fo:margin-bottom="0cm" fo:text-align="center" fo:text-indent="0cm" style:text-autospace="ideograph-alpha" style:punctuation-wrap="simple" style:line-break="strict" style:writing-mode="lr-tb">
        <style:tab-stops/>
      </style:paragraph-properties>
      <style:text-properties style:font-size-asian="16pt" style:font-size-complex="16pt" fo:hyphenate="false" loext:hyphenation-no-caps="false"/>
    </style:style>
    <style:style style:name="P14" style:family="paragraph">
      <style:paragraph-properties fo:margin-left="0cm" fo:margin-right="0cm" fo:margin-top="0cm" fo:margin-bottom="0cm" fo:text-align="center" fo:text-indent="0cm" style:text-autospace="ideograph-alpha" style:punctuation-wrap="simple" style:line-break="strict" style:writing-mode="lr-tb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background-color="transparent"/>
    </style:style>
    <style:style style:name="P18" style:family="paragraph">
      <style:paragraph-properties fo:text-align="center" style:writing-mode="lr-tb"/>
      <style:text-properties style:text-position="-8% 58%"/>
    </style:style>
    <style:style style:name="P19" style:family="paragraph">
      <loext:graphic-properties draw:fill="none" draw:fill-color="#ffffff"/>
      <style:paragraph-properties style:writing-mode="lr-tb"/>
      <style:text-properties style:text-position="-8% 58%"/>
    </style:style>
    <style:style style:name="P20" style:family="paragraph">
      <loext:graphic-properties draw:fill="solid"/>
      <style:paragraph-properties fo:text-align="center"/>
      <style:text-properties style:text-position="-8% 58%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5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6" style:family="paragraph">
      <loext:graphic-properties draw:fill="solid" draw:fill-color="#729fcf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9" style:family="paragraph">
      <loext:graphic-properties draw:fill="solid"/>
      <style:paragraph-properties fo:text-align="center" style:writing-mode="lr-tb"/>
    </style:style>
    <style:style style:name="P30" style:family="paragraph">
      <loext:graphic-properties draw:fill="none"/>
      <style:paragraph-properties style:writing-mode="lr-tb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opacity="90%"/>
      <style:paragraph-properties fo:text-align="center" style:writing-mode="lr-tb"/>
      <style:text-properties fo:font-size="18pt"/>
    </style:style>
    <style:style style:name="P33" style:family="paragraph">
      <style:paragraph-properties fo:text-align="end"/>
    </style:style>
    <style:style style:name="P34" style:family="paragraph">
      <loext:graphic-properties draw:fill="solid"/>
      <style:paragraph-properties fo:text-align="end" style:writing-mode="lr-tb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text-align="center"/>
      <style:text-properties fo:font-size="18pt" fo:background-color="transparent" style:font-size-asian="18pt" style:font-size-complex="18pt"/>
    </style:style>
    <style:style style:name="P39" style:family="paragraph">
      <style:paragraph-properties fo:text-align="center"/>
      <style:text-properties fo:font-size="18pt" style:font-size-asian="18pt" style:font-size-complex="18pt"/>
    </style:style>
    <style:style style:name="P40" style:family="paragraph">
      <style:paragraph-properties style:writing-mode="lr-tb"/>
      <style:text-properties style:font-size-asian="22pt" style:font-size-complex="22pt"/>
    </style:style>
    <style:style style:name="P41" style:family="paragraph">
      <style:paragraph-properties fo:text-align="center" style:writing-mode="lr-tb"/>
      <style:text-properties fo:font-size="20pt" style:font-size-asian="20pt" style:font-size-complex="20pt"/>
    </style:style>
    <style:style style:name="P42" style:family="paragraph">
      <style:paragraph-properties fo:text-align="center" style:writing-mode="lr-tb"/>
      <style:text-properties fo:font-size="24pt" style:font-size-asian="26pt" style:font-size-complex="26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  <style:paragraph-properties style:writing-mode="lr-tb"/>
      <style:text-properties style:font-name="Droid Sans Mono1" fo:font-size="16pt" style:font-size-asian="16pt" style:font-size-complex="16pt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background-color="transparent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fo:background-color="transparen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size-asian="22pt" style:font-size-complex="2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Noto Sans1" fo:font-size="24pt" style:font-size-asian="26pt" style:font-size-complex="26pt"/>
    </style:style>
    <style:style style:name="T15" style:family="text">
      <style:text-properties style:font-name="Noto Sans1" fo:font-size="26pt" style:font-size-asian="26pt" style:font-size-complex="26pt"/>
    </style:style>
    <style:style style:name="T16" style:family="text">
      <style:text-properties style:font-name="Droid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1.608cm" svg:height="1.998cm" svg:x="3.857cm" svg:y="10.046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lightblue3">
              <table:table-cell>
                <text:p>0x00</text:p>
              </table:table-cell>
              <table:table-cell>
                <text:p>0x01</text:p>
              </table:table-cell>
              <table:table-cell>
                <text:p>0x02</text:p>
              </table:table-cell>
              <table:table-cell>
                <text:p>0x03</text:p>
              </table:table-cell>
              <table:table-cell>
                <text:p>0x04</text:p>
              </table:table-cell>
              <table:table-cell>
                <text:p>0x05</text:p>
              </table:table-cell>
              <table:table-cell>
                <text:p>0x06</text:p>
              </table:table-cell>
              <table:table-cell>
                <text:p>0x07</text:p>
              </table:table-cell>
              <table:table-cell table:style-name="ce1">
                <text:p text:style-name="P1"><text:span text:style-name="T1">0x..</text:span></text:p>
              </table:table-cell>
              <table:table-cell table:style-name="ce2">
                <text:p text:style-name="P1"><text:span text:style-name="T1">0x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952cm" svg:height="2.223cm" svg:x="14.335cm" svg:y="7.667cm">
          <text:p text:style-name="P2">Read positio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0.952cm" svg:height="2.223cm" svg:x="16.557cm" svg:y="7.667cm">
          <text:p text:style-name="P2">Write positio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3.492cm" svg:height="0.963cm" svg:x="12.43cm" svg:y="6.715cm">
          <draw:text-box>
            <text:p>Read pos.</text:p>
          </draw:text-box>
        </draw:frame>
        <draw:frame draw:style-name="gr2" draw:text-style-name="P3" draw:layer="layout" svg:width="4.329cm" svg:height="0.963cm" svg:x="15.922cm" svg:y="6.715cm">
          <draw:text-box>
            <text:p>Write pos.</text:p>
          </draw:text-box>
        </draw:frame>
        <draw:custom-shape draw:style-name="gr3" draw:text-style-name="P2" draw:layer="layout" svg:width="5.397cm" svg:height="0.635cm" svg:x="19.098cm" svg:y="6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3.492cm" svg:height="0.962cm" svg:x="14.335cm" svg:y="5.445cm">
          <draw:text-box>
            <text:p text:style-name="P4"><text:span text:style-name="T2">Position</text:span></text:p>
          </draw:text-box>
        </draw:frame>
        <draw:frame draw:style-name="gr5" draw:text-style-name="P6" draw:layer="layout" svg:width="8.573cm" svg:height="0.962cm" svg:x="18.462cm" svg:y="5.127cm">
          <draw:text-box>
            <text:p>Pos. increases at block write</text:p>
          </draw:text-box>
        </draw:frame>
        <draw:frame draw:style-name="gr6" draw:text-style-name="P5" draw:layer="layout" svg:width="6.032cm" svg:height="0.962cm" svg:x="3.857cm" svg:y="8.937cm">
          <draw:text-box>
            <text:p text:style-name="P4"><text:span text:style-name="T2">EEPROM address</text:span></text:p>
          </draw:text-box>
        </draw:frame>
      </draw:page>
      <draw:page draw:name="page2" draw:style-name="dp1" draw:master-page-name="Standard">
        <draw:line draw:style-name="gr7" draw:text-style-name="P8" draw:layer="layout" svg:x1="1.75cm" svg:y1="6.75cm" svg:x2="28cm" svg:y2="6.75cm">
          <text:p text:style-name="P7"><text:span text:style-name="T3">eeprom</text:span></text:p>
        </draw:line>
        <draw:frame draw:style-name="gr8" draw:text-style-name="P9" draw:layer="layout" svg:width="7.03cm" svg:height="1.27cm" svg:x="11.115cm" svg:y="1cm">
          <draw:text-box>
            <text:p>Persistent::Block</text:p>
          </draw:text-box>
        </draw:frame>
        <draw:frame draw:style-name="standard" draw:layer="layout" svg:width="26.199cm" svg:height="9.974cm" svg:x="1.75cm" svg:y="7.275cm">
          <table:table table:template-name="seetang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3">
              <table:table-cell table:number-columns-spanned="6">
                <text:p text:style-name="P10"><text:span text:style-name="T4">Block 1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number-rows-spanned="3">
                <text:list text:style-name="L1">
                  <text:list-header>
                    <text:p text:style-name="P11"><text:span text:style-name="T4">Block 2, ...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number-columns-spanned="5">
                <text:p text:style-name="P12"><text:span text:style-name="T4">Head </text:span>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11"><text:span text:style-name="T4">Body</text:span></text:p>
              </table:table-cell>
              <table:covered-table-cell/>
            </table:table-row>
            <table:table-row table:style-name="ro3" table:default-cell-style-name="ce4">
              <table:table-cell>
                <text:p text:style-name="P13"><text:span text:style-name="T5">sentinel</text:span></text:p>
              </table:table-cell>
              <table:table-cell>
                <text:p text:style-name="P14"><text:span text:style-name="T5">deleted</text:span></text:p>
              </table:table-cell>
              <table:table-cell table:style-name="ce5">
                <text:p text:style-name="P15"><text:span text:style-name="T5">block</text:span></text:p>
                <text:p text:style-name="P15"><text:span text:style-name="T5">Sequence</text:span></text:p>
                <text:p text:style-name="P15"><text:span text:style-name="T5">end</text:span></text:p>
              </table:table-cell>
              <table:table-cell>
                <text:p text:style-name="P14"><text:span text:style-name="T5">checksum</text:span></text:p>
              </table:table-cell>
              <table:table-cell>
                <text:p text:style-name="P14"><text:span text:style-name="T5">key</text:span></text:p>
              </table:table-cell>
              <table:table-cell table:style-name="ce3">
                <text:p text:style-name="P11"><text:span text:style-name="T4">data</text:span></text:p>
              </table:table-cell>
              <table:covered-table-cell table:style-name="ce3"/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Standard">
        <draw:frame draw:style-name="standard" draw:layer="layout" svg:width="19.262cm" svg:height="4.084cm" svg:x="5.5cm" svg:y="6.166cm">
          <table:table table:template-name="green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1">
              <table:table-cell table:style-name="ce6">
                <text:p text:style-name="P16">Data key</text:p>
              </table:table-cell>
              <table:table-cell table:style-name="ce7">
                <text:p text:style-name="P17"><text:span text:style-name="T6">2</text:span></text:p>
              </table:table-cell>
              <table:table-cell table:style-name="ce8">
                <text:p text:style-name="P2">1</text:p>
              </table:table-cell>
              <table:table-cell table:style-name="ce9">
                <text:p text:style-name="P2">2</text:p>
              </table:table-cell>
              <table:table-cell table:style-name="ce10"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2">
                <text:p text:style-name="P2">1</text:p>
              </table:table-cell>
              <table:table-cell table:style-name="ce9">
                <text:p text:style-name="P2">2</text:p>
              </table:table-cell>
            </table:table-row>
            <table:table-row table:style-name="ro5" table:default-cell-style-name="ce9">
              <table:table-cell table:style-name="ce6">
                <text:p text:style-name="P16">Content</text:p>
              </table:table-cell>
              <table:table-cell>
                <text:p text:style-name="P2">2</text:p>
              </table:table-cell>
              <table:table-cell table:style-name="ce8">
                <text:p text:style-name="P2">b</text:p>
              </table:table-cell>
              <table:table-cell>
                <text:p text:style-name="P2">3</text:p>
              </table:table-cell>
              <table:table-cell table:style-name="ce10">
                <text:p text:style-name="P2">c</text:p>
              </table:table-cell>
              <table:table-cell table:style-name="ce11">
                <text:p text:style-name="P2">d</text:p>
              </table:table-cell>
              <table:table-cell table:style-name="ce11">
                <text:p text:style-name="P2">e</text:p>
              </table:table-cell>
              <table:table-cell table:style-name="ce12">
                <text:p text:style-name="P2">a</text:p>
              </table:table-cell>
              <table:table-cell>
                <text:p text:style-name="P2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6.192cm" svg:height="1.27cm" svg:x="7.032cm" svg:y="1cm">
          <draw:text-box>
            <text:p>persistent storage with mixed variables</text:p>
          </draw:text-box>
        </draw:frame>
        <draw:custom-shape draw:style-name="gr9" draw:text-style-name="P18" draw:layer="layout" svg:width="0.75cm" svg:height="2cm" svg:x="19.406cm" svg:y="4.0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9" draw:layer="layout" svg:width="3.25cm" svg:height="1.75cm" svg:x="17.406cm" svg:y="2.279cm">
          <draw:text-box>
            <text:p>current</text:p>
            <text:p>read pos.</text:p>
          </draw:text-box>
        </draw:frame>
        <draw:custom-shape draw:style-name="gr9" draw:text-style-name="P18" draw:layer="layout" svg:width="0.75cm" svg:height="2cm" svg:x="21.406cm" svg:y="4.0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9" draw:layer="layout" svg:width="3.5cm" svg:height="1.75cm" svg:x="21.156cm" svg:y="2.279cm">
          <draw:text-box>
            <text:p>current write pos.</text:p>
          </draw:text-box>
        </draw:frame>
        <draw:line draw:style-name="gr11" draw:text-style-name="P20" draw:layer="layout" svg:x1="18.656cm" svg:y1="5.779cm" svg:x2="8.906cm" svg:y2="5.779cm">
          <text:p/>
        </draw:line>
        <draw:frame draw:style-name="gr12" draw:text-style-name="P19" draw:layer="layout" svg:width="3.5cm" svg:height="1cm" svg:x="12.156cm" svg:y="4.779cm">
          <draw:text-box>
            <text:p>older data </text:p>
          </draw:text-box>
        </draw:frame>
        <draw:line draw:style-name="gr13" draw:text-style-name="P20" draw:layer="layout" svg:x1="24.406cm" svg:y1="5.779cm" svg:x2="22.656cm" svg:y2="5.779cm">
          <text:p/>
        </draw:line>
        <draw:frame draw:style-name="standard" draw:layer="layout" svg:width="14.097cm" svg:height="9.038cm" svg:x="7.911cm" svg:y="10.86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9"/>
            <table:table-row table:style-name="ro6" table:default-cell-style-name="ce13">
              <table:table-cell table:number-columns-spanned="6">
                <text:p text:style-name="P2">Dedicated dataset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3">
              <table:table-cell>
                <text:p text:style-name="P2">Data</text:p>
                <text:p text:style-name="P2">key</text:p>
              </table:table-cell>
              <table:table-cell table:number-columns-spanned="5">
                <text:p text:style-name="P2">data most recent ----------&gt; old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3">
              <table:table-cell>
                <text:p text:style-name="P2">1</text:p>
              </table:table-cell>
              <table:table-cell>
                <text:p text:style-name="P2">e</text:p>
              </table:table-cell>
              <table:table-cell>
                <text:p text:style-name="P2">d</text:p>
              </table:table-cell>
              <table:table-cell>
                <text:p text:style-name="P2">c</text:p>
              </table:table-cell>
              <table:table-cell>
                <text:p text:style-name="P2">b</text:p>
              </table:table-cell>
              <table:table-cell>
                <text:p text:style-name="P2">a</text:p>
              </table:table-cell>
            </table:table-row>
            <table:table-row table:style-name="ro7" table:default-cell-style-name="ce13"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1" draw:text-style-name="P20" draw:layer="layout" svg:x1="8.937cm" svg:y1="4.492cm" svg:x2="18.462cm" svg:y2="4.492cm">
          <text:p/>
        </draw:line>
        <draw:line draw:style-name="gr11" draw:text-style-name="P20" draw:layer="layout" svg:x1="18.67cm" svg:y1="5.779cm" svg:x2="8.92cm" svg:y2="5.779cm">
          <text:p/>
        </draw:line>
        <draw:frame draw:style-name="gr12" draw:text-style-name="P19" draw:layer="layout" svg:width="3.817cm" svg:height="1cm" svg:x="12.105cm" svg:y="3.54cm">
          <draw:text-box>
            <text:p>newer data </text:p>
          </draw:text-box>
        </draw:frame>
      </draw:page>
      <draw:page draw:name="page4" draw:style-name="dp1" draw:master-page-name="Standard">
        <draw:custom-shape draw:style-name="gr14" draw:text-style-name="P21" xml:id="id1" draw:id="id1" draw:layer="layout" svg:width="6.112cm" svg:height="2.202cm" svg:x="11.794cm" svg:y="3.794cm">
          <text:p text:style-name="P21"><text:span text:style-name="T7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5" draw:text-style-name="P22" draw:layer="layout" svg:width="13.65cm" svg:height="2.613cm" svg:x="8cm" svg:y="1cm">
          <draw:text-box>
            <text:p text:style-name="P2"><text:span text:style-name="T8">Init</text:span></text:p>
          </draw:text-box>
        </draw:frame>
        <draw:custom-shape draw:style-name="gr16" draw:text-style-name="P24" xml:id="id2" draw:id="id2" draw:layer="layout" svg:width="6.112cm" svg:height="2.202cm" svg:x="11.794cm" svg:y="7.243cm">
          <text:p text:style-name="P23"><text:span text:style-name="T1">I2C 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6" xml:id="id3" draw:id="id3" draw:layer="layout" svg:width="6.112cm" svg:height="2.201cm" svg:x="11.794cm" svg:y="10.686cm">
          <text:p text:style-name="P25"><text:span text:style-name="T1">Find current</text:span></text:p>
          <text:p text:style-name="P25"><text:span text:style-name="T1">read/write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2" draw:layer="layout" svg:x1="14.85cm" svg:y1="5.996cm" svg:x2="14.85cm" svg:y2="7.243cm" draw:start-shape="id1" draw:start-glue-point="6" draw:end-shape="id2" draw:end-glue-point="4" svg:d="M14850 5996v1247" svg:viewBox="0 0 1 1248">
          <text:p/>
        </draw:connector>
        <draw:connector draw:style-name="gr19" draw:text-style-name="P27" draw:layer="layout" svg:x1="14.85cm" svg:y1="5.996cm" svg:x2="14.85cm" svg:y2="7.243cm" draw:start-shape="id1" draw:start-glue-point="6" draw:end-shape="id2" draw:end-glue-point="4" svg:d="M14850 5996v1247" svg:viewBox="0 0 1 1248">
          <text:p/>
        </draw:connector>
        <draw:connector draw:style-name="gr19" draw:text-style-name="P27" draw:layer="layout" svg:x1="14.85cm" svg:y1="9.445cm" svg:x2="14.85cm" svg:y2="10.686cm" draw:start-shape="id2" draw:start-glue-point="6" draw:end-shape="id3" draw:end-glue-point="4" svg:d="M14850 9445v1241" svg:viewBox="0 0 1 1242">
          <text:p/>
        </draw:connector>
        <draw:connector draw:style-name="gr19" draw:text-style-name="P27" draw:layer="layout" svg:x1="14.85cm" svg:y1="12.887cm" svg:x2="14.927cm" svg:y2="14.006cm" draw:start-shape="id3" draw:start-glue-point="6" svg:d="M14850 12887v810h77v309" svg:viewBox="0 0 78 1120">
          <text:p/>
        </draw:connector>
        <draw:custom-shape draw:style-name="gr20" draw:text-style-name="P21" draw:layer="layout" svg:width="6.112cm" svg:height="2.202cm" svg:x="11.794cm" svg:y="14cm">
          <text:p text:style-name="P21"><text:span text:style-name="T7">E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5" draw:style-name="dp1" draw:master-page-name="Standard">
        <draw:custom-shape draw:style-name="gr21" draw:text-style-name="P21" xml:id="id4" draw:id="id4" draw:layer="layout" svg:width="6.35cm" svg:height="2.54cm" svg:x="11.675cm" svg:y="3.54cm">
          <text:p text:style-name="P21"><text:span text:style-name="T7">Beg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8" draw:layer="layout" svg:width="7cm" svg:height="1.27cm" svg:x="11.25cm" svg:y="1cm">
          <draw:text-box>
            <text:p text:style-name="P2"><text:span text:style-name="T9">Read</text:span></text:p>
          </draw:text-box>
        </draw:frame>
        <draw:custom-shape draw:style-name="gr23" draw:text-style-name="P23" xml:id="id5" draw:id="id5" draw:layer="layout" svg:width="6.35cm" svg:height="2.54cm" svg:x="11.675cm" svg:y="7.35cm">
          <text:p text:style-name="P23"><text:span text:style-name="T1">Look at current</text:span></text:p>
          <text:p text:style-name="P23"><text:span text:style-name="T1">read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7" draw:layer="layout" svg:x1="14.85cm" svg:y1="6.08cm" svg:x2="14.85cm" svg:y2="7.35cm" draw:start-shape="id4" draw:start-glue-point="6" draw:end-shape="id5" draw:end-glue-point="4" svg:d="M14850 6080v1270" svg:viewBox="0 0 1 1271">
          <text:p/>
        </draw:connector>
        <draw:custom-shape draw:style-name="gr25" draw:text-style-name="P21" xml:id="id6" draw:id="id6" draw:layer="layout" svg:width="8.89cm" svg:height="3.81cm" svg:x="10.405cm" svg:y="11.16cm">
          <text:p text:style-name="P21"><text:span text:style-name="T7">Is the desired </text:span></text:p>
          <text:p text:style-name="P21"><text:span text:style-name="T7">object and not marked</text:span></text:p>
          <text:p text:style-name="P21"><text:span text:style-name="T7">as dele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27" draw:layer="layout" svg:x1="14.85cm" svg:y1="9.89cm" svg:x2="14.85cm" svg:y2="11.16cm" draw:start-shape="id5" draw:start-glue-point="6" draw:end-shape="id6" draw:end-glue-point="4" svg:d="M14850 9890v1270" svg:viewBox="0 0 1 1271">
          <text:p/>
        </draw:connector>
        <draw:connector draw:style-name="gr27" draw:text-style-name="P29" draw:layer="layout" svg:x1="14.85cm" svg:y1="14.97cm" svg:x2="14.85cm" svg:y2="16.24cm" draw:start-shape="id6" draw:start-glue-point="6" draw:end-shape="id7" draw:end-glue-point="4" svg:d="M14850 14970v1270" svg:viewBox="0 0 1 1271">
          <text:p/>
        </draw:connector>
        <draw:frame draw:style-name="gr2" draw:text-style-name="P30" draw:layer="layout" svg:width="1.535cm" svg:height="0.963cm" svg:x="14.97cm" svg:y="14.97cm">
          <draw:text-box>
            <text:p><text:span text:style-name="T7">Yes</text:span></text:p>
          </draw:text-box>
        </draw:frame>
        <draw:custom-shape draw:style-name="gr28" draw:text-style-name="P31" xml:id="id8" draw:id="id8" draw:layer="layout" svg:width="6.35cm" svg:height="2.54cm" svg:x="2.27cm" svg:y="11.795cm">
          <text:p text:style-name="P31">Decrease temporary</text:p>
          <text:p text:style-name="P31">read 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27" draw:layer="layout" svg:x1="10.405cm" svg:y1="13.065cm" svg:x2="8.62cm" svg:y2="13.065cm" draw:start-shape="id6" draw:start-glue-point="5" draw:end-shape="id8" draw:end-glue-point="7" svg:d="M10405 13065h-1785" svg:viewBox="0 0 1786 1">
          <text:p/>
        </draw:connector>
        <draw:connector draw:style-name="gr30" draw:text-style-name="P27" draw:layer="layout" svg:x1="5.445cm" svg:y1="11.795cm" svg:x2="11.675cm" svg:y2="8.62cm" draw:start-shape="id8" draw:start-glue-point="4" draw:end-shape="id5" draw:end-glue-point="5" svg:d="M5445 11795v-3175h6230" svg:viewBox="0 0 6231 3176">
          <text:p/>
        </draw:connector>
        <draw:custom-shape draw:style-name="gr31" draw:text-style-name="P31" xml:id="id7" draw:id="id7" draw:layer="layout" svg:width="6.35cm" svg:height="2.54cm" svg:x="11.675cm" svg:y="16.24cm">
          <text:p text:style-name="P31">Get that object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Standard">
        <draw:custom-shape draw:style-name="gr32" draw:text-style-name="P21" xml:id="id9" draw:id="id9" draw:layer="layout" svg:width="6.35cm" svg:height="2.535cm" svg:x="11.675cm" svg:y="3.545cm">
          <text:p text:style-name="P21"><text:span text:style-name="T7">Beg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25" xml:id="id10" draw:id="id10" draw:layer="layout" svg:width="6.35cm" svg:height="2.535cm" svg:x="11.675cm" svg:y="7.355cm">
          <text:p text:style-name="P25"><text:span text:style-name="T1">Look at current</text:span></text:p>
          <text:p text:style-name="P25"><text:span text:style-name="T1">write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28" draw:layer="layout" svg:width="6.25cm" svg:height="1.27cm" svg:x="11.458cm" svg:y="1cm">
          <draw:text-box>
            <text:p text:style-name="P2"><text:span text:style-name="T9">Write</text:span></text:p>
          </draw:text-box>
        </draw:frame>
        <draw:custom-shape draw:style-name="gr34" draw:text-style-name="P32" xml:id="id11" draw:id="id11" draw:layer="layout" svg:width="8.89cm" svg:height="3.81cm" svg:x="10.405cm" svg:y="11.16cm">
          <text:p text:style-name="P21"><text:span text:style-name="T7">Could the object there</text:span></text:p>
          <text:p text:style-name="P21"><text:span text:style-name="T7">be overw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27" draw:layer="layout" draw:type="line" svg:x1="14.85cm" svg:y1="6.08cm" svg:x2="14.85cm" svg:y2="7.355cm" draw:start-shape="id9" draw:start-glue-point="6" draw:end-shape="id10" draw:end-glue-point="4" svg:d="M14850 6080v1275" svg:viewBox="0 0 1 1276">
          <text:p/>
        </draw:connector>
        <draw:connector draw:style-name="gr36" draw:text-style-name="P27" draw:layer="layout" draw:type="line" svg:x1="14.85cm" svg:y1="9.89cm" svg:x2="14.85cm" svg:y2="11.16cm" draw:start-shape="id10" draw:start-glue-point="6" draw:end-shape="id11" draw:end-glue-point="4" svg:d="M14850 9890v1270" svg:viewBox="0 0 1 1271">
          <text:p/>
        </draw:connector>
        <draw:custom-shape draw:style-name="gr37" draw:text-style-name="P25" xml:id="id12" draw:id="id12" draw:layer="layout" svg:width="6.35cm" svg:height="2.54cm" svg:x="2.27cm" svg:y="11.795cm">
          <text:p text:style-name="P25"><text:span text:style-name="T1">Update</text:span></text:p>
          <text:p text:style-name="P25"><text:span text:style-name="T1">that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5" xml:id="id14" draw:id="id14" draw:layer="layout" svg:width="6.35cm" svg:height="2.535cm" svg:x="11.675cm" svg:y="16.245cm">
          <text:p text:style-name="P25"><text:span text:style-name="T1">Write object to</text:span></text:p>
          <text:p text:style-name="P25"><text:span text:style-name="T1">that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25" xml:id="id13" draw:id="id13" draw:layer="layout" svg:width="6.35cm" svg:height="2.535cm" svg:x="2.27cm" svg:y="7.35cm">
          <text:p text:style-name="P25"><text:span text:style-name="T1">Update position</text:span></text:p>
          <text:p text:style-name="P25"><text:span text:style-name="T1">to next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34" draw:layer="layout" svg:x1="10.405cm" svg:y1="13.065cm" svg:x2="8.62cm" svg:y2="13.065cm" draw:start-shape="id11" draw:start-glue-point="5" draw:end-shape="id12" draw:end-glue-point="7" svg:d="M10405 13065h-1785" svg:viewBox="0 0 1786 1">
          <text:p text:style-name="P33"><text:s text:c="2"/></text:p>
        </draw:connector>
        <draw:connector draw:style-name="gr41" draw:text-style-name="P27" draw:layer="layout" svg:x1="5.445cm" svg:y1="11.795cm" svg:x2="5.445cm" svg:y2="9.885cm" draw:start-shape="id12" draw:start-glue-point="4" draw:end-shape="id13" draw:end-glue-point="6" svg:d="M5445 11795v-1910" svg:viewBox="0 0 1 1911">
          <text:p/>
        </draw:connector>
        <draw:connector draw:style-name="gr42" draw:text-style-name="P27" draw:layer="layout" svg:x1="8.62cm" svg:y1="8.618cm" svg:x2="11.675cm" svg:y2="8.623cm" draw:start-shape="id13" draw:start-glue-point="7" draw:end-shape="id10" draw:end-glue-point="5" svg:d="M8620 8618h1528v5h1527" svg:viewBox="0 0 3056 6">
          <text:p/>
        </draw:connector>
        <draw:frame draw:style-name="gr43" draw:text-style-name="P30" draw:layer="layout" svg:width="1.311cm" svg:height="1.122cm" svg:x="8.764cm" svg:y="13.065cm">
          <draw:text-box>
            <text:p><text:span text:style-name="T7">No</text:span></text:p>
          </draw:text-box>
        </draw:frame>
        <draw:connector draw:style-name="gr44" draw:text-style-name="P29" draw:layer="layout" svg:x1="14.85cm" svg:y1="14.97cm" svg:x2="14.85cm" svg:y2="16.245cm" draw:start-shape="id11" draw:start-glue-point="6" draw:end-shape="id14" draw:end-glue-point="4" svg:d="M14850 14970v1275" svg:viewBox="0 0 1 1276">
          <text:p/>
        </draw:connector>
        <draw:frame draw:style-name="gr2" draw:text-style-name="P30" draw:layer="layout" svg:width="1.535cm" svg:height="0.963cm" svg:x="14.705cm" svg:y="14.97cm">
          <draw:text-box>
            <text:p><text:span text:style-name="T7">Yes</text:span></text:p>
          </draw:text-box>
        </draw:frame>
      </draw:page>
      <draw:page draw:name="page7" draw:style-name="dp1" draw:master-page-name="Standard">
        <draw:frame draw:style-name="gr22" draw:text-style-name="P35" draw:layer="layout" svg:width="11.43cm" svg:height="1.27cm" svg:x="9.255cm" svg:y="1cm">
          <draw:text-box>
            <text:p>Could current object be overwritten?</text:p>
          </draw:text-box>
        </draw:frame>
        <draw:custom-shape draw:style-name="gr45" draw:text-style-name="P36" xml:id="id17" draw:id="id17" draw:layer="layout" svg:width="6.35cm" svg:height="1.27cm" svg:x="11.675cm" svg:y="2.27cm">
          <text:p text:style-name="P36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36" xml:id="id15" draw:id="id15" draw:layer="layout" svg:width="8.89cm" svg:height="3.81cm" svg:x="10.405cm" svg:y="4.81cm">
          <text:p text:style-name="P36">Object marked as</text:p>
          <text:p text:style-name="P36">dele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5" draw:text-style-name="P36" xml:id="id16" draw:id="id16" draw:layer="layout" svg:width="6.35cm" svg:height="1.27cm" svg:x="21.32cm" svg:y="17.51cm">
          <text:p text:style-name="P36">Go for it!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6" draw:text-style-name="P29" draw:layer="layout" svg:x1="19.295cm" svg:y1="6.715cm" svg:x2="24.495cm" svg:y2="17.51cm" draw:start-shape="id15" draw:start-glue-point="7" draw:end-shape="id16" draw:end-glue-point="4" svg:d="M19295 6715h5200v10795" svg:viewBox="0 0 5201 10796">
          <text:p/>
        </draw:connector>
        <draw:frame draw:style-name="gr2" draw:text-style-name="P37" draw:layer="layout" svg:width="1.535cm" svg:height="0.963cm" svg:x="19.732cm" svg:y="6.715cm">
          <draw:text-box>
            <text:p>Yes</text:p>
          </draw:text-box>
        </draw:frame>
        <draw:connector draw:style-name="gr47" draw:text-style-name="P27" draw:layer="layout" svg:x1="14.85cm" svg:y1="3.54cm" svg:x2="14.85cm" svg:y2="4.81cm" draw:start-shape="id17" draw:start-glue-point="6" draw:end-shape="id15" draw:end-glue-point="4" svg:d="M14850 3540v1270" svg:viewBox="0 0 1 1271">
          <text:p/>
        </draw:connector>
        <draw:custom-shape draw:style-name="gr25" draw:text-style-name="P36" xml:id="id18" draw:id="id18" draw:layer="layout" svg:width="8.89cm" svg:height="3.81cm" svg:x="10.405cm" svg:y="9.89cm">
          <text:p text:style-name="P36">Is there a newer</text:p>
          <text:p text:style-name="P36">version of that obj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8" draw:text-style-name="P29" draw:layer="layout" svg:x1="14.85cm" svg:y1="8.62cm" svg:x2="14.85cm" svg:y2="9.89cm" draw:start-shape="id15" draw:start-glue-point="6" draw:end-shape="id18" draw:end-glue-point="4" svg:d="M14850 8620v1270" svg:viewBox="0 0 1 1271">
          <text:p/>
        </draw:connector>
        <draw:frame draw:style-name="gr2" draw:text-style-name="P37" draw:layer="layout" svg:width="1.311cm" svg:height="0.963cm" svg:x="13.659cm" svg:y="8.62cm">
          <draw:text-box>
            <text:p>No</text:p>
          </draw:text-box>
        </draw:frame>
        <draw:custom-shape draw:style-name="gr45" draw:text-style-name="P36" xml:id="id19" draw:id="id19" draw:layer="layout" svg:width="6.35cm" svg:height="1.27cm" svg:x="2.27cm" svg:y="17.51cm">
          <text:p text:style-name="P36">Don’t overri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29" draw:layer="layout" svg:x1="10.405cm" svg:y1="11.795cm" svg:x2="5.445cm" svg:y2="17.51cm" draw:start-shape="id18" draw:start-glue-point="5" draw:end-shape="id19" draw:end-glue-point="4" svg:d="M10405 11795h-4960v5715" svg:viewBox="0 0 4961 5716">
          <text:p/>
        </draw:connector>
        <draw:frame draw:style-name="gr2" draw:text-style-name="P37" draw:layer="layout" svg:width="1.311cm" svg:height="0.963cm" svg:x="9.255cm" svg:y="11.784cm">
          <draw:text-box>
            <text:p>No</text:p>
          </draw:text-box>
        </draw:frame>
        <draw:connector draw:style-name="gr50" draw:text-style-name="P29" draw:layer="layout" svg:x1="14.85cm" svg:y1="13.7cm" svg:x2="21.32cm" svg:y2="18.145cm" draw:start-shape="id18" draw:start-glue-point="6" draw:end-shape="id16" draw:end-glue-point="5" svg:d="M14850 13700v4445h6470" svg:viewBox="0 0 6471 4446">
          <text:p/>
        </draw:connector>
        <draw:frame draw:style-name="gr2" draw:text-style-name="P37" draw:layer="layout" svg:width="1.535cm" svg:height="0.963cm" svg:x="13.382cm" svg:y="13.7cm">
          <draw:text-box>
            <text:p>Yes</text:p>
          </draw:text-box>
        </draw:frame>
      </draw:page>
      <draw:page draw:name="page8" draw:style-name="dp1" draw:master-page-name="Standard">
        <draw:frame draw:style-name="standard" draw:layer="layout" svg:width="19.262cm" svg:height="6.127cm" svg:x="5.501cm" svg:y="6.167cm">
          <table:table table:template-name="earth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6">
              <table:table-cell table:style-name="ce14">
                <text:p text:style-name="P16">Data type</text:p>
              </table:table-cell>
              <table:table-cell table:style-name="ce15">
                <text:p text:style-name="P17"><text:span text:style-name="T6">2</text:span></text:p>
              </table:table-cell>
              <table:table-cell>
                <text:p text:style-name="P2">1</text:p>
              </table:table-cell>
              <table:table-cell table:style-name="ce17"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7">
                <text:p text:style-name="P2">2</text:p>
              </table:table-cell>
            </table:table-row>
            <table:table-row table:style-name="ro4" table:default-cell-style-name="ce20">
              <table:table-cell table:style-name="ce18">
                <text:p text:style-name="P16">Variable</text:p>
                <text:p text:style-name="P16">deleted</text:p>
              </table:table-cell>
              <table:table-cell table:style-name="ce19">
                <text:p text:style-name="P38"><text:span text:style-name="T10">0</text:span></text:p>
              </table:table-cell>
              <table:table-cell>
                <text:p text:style-name="P39"><text:span text:style-name="T11">0</text:span></text:p>
              </table:table-cell>
              <table:table-cell>
                <text:p text:style-name="P39"><text:span text:style-name="T11">0</text:span></text:p>
              </table:table-cell>
              <table:table-cell>
                <text:p text:style-name="P39"><text:span text:style-name="T11">1</text:span></text:p>
              </table:table-cell>
              <table:table-cell>
                <text:p text:style-name="P39"><text:span text:style-name="T11">0</text:span></text:p>
              </table:table-cell>
              <table:table-cell>
                <text:p text:style-name="P39"><text:span text:style-name="T11">0</text:span></text:p>
              </table:table-cell>
              <table:table-cell>
                <text:p text:style-name="P39"><text:span text:style-name="T11">1</text:span></text:p>
              </table:table-cell>
              <table:table-cell>
                <text:p text:style-name="P39"><text:span text:style-name="T11">0</text:span></text:p>
              </table:table-cell>
            </table:table-row>
            <table:table-row table:style-name="ro5" table:default-cell-style-name="ce22">
              <table:table-cell table:style-name="ce21">
                <text:p text:style-name="P16">Content</text:p>
              </table:table-cell>
              <table:table-cell>
                <text:p text:style-name="P2">2</text:p>
              </table:table-cell>
              <table:table-cell>
                <text:p text:style-name="P2">b</text:p>
              </table:table-cell>
              <table:table-cell>
                <text:p text:style-name="P2">3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a</text:p>
              </table:table-cell>
              <table:table-cell>
                <text:p text:style-name="P2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1" draw:text-style-name="P9" draw:layer="layout" svg:width="12.5cm" svg:height="1.5cm" svg:x="8.487cm" svg:y="1cm">
          <draw:text-box>
            <text:p>abstract view eeprom routine</text:p>
          </draw:text-box>
        </draw:frame>
      </draw:page>
      <draw:page draw:name="page9" draw:style-name="dp1" draw:master-page-name="Standard">
        <draw:frame draw:style-name="standard" draw:layer="layout" svg:width="13.4cm" svg:height="3.818cm" svg:x="1.35cm" svg:y="3.879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13">
              <table:table-cell>
                <text:p text:style-name="P2">Idx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</table:table-row>
            <table:table-row table:style-name="ro9" table:default-cell-style-name="ce13">
              <table:table-cell>
                <text:p text:style-name="P2">Val.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35" draw:layer="layout" svg:width="3.612cm" svg:height="0.962cm" svg:x="6.189cm" svg:y="2.914cm">
          <draw:text-box>
            <text:p>first write</text:p>
          </draw:text-box>
        </draw:frame>
        <draw:frame draw:style-name="gr52" draw:text-style-name="P40" draw:layer="layout" svg:width="9cm" svg:height="1.487cm" svg:x="10.5cm" svg:y="1.013cm">
          <draw:text-box>
            <text:p><text:span text:style-name="T12">Positio</text:span><text:span text:style-name="T12">n</text:span></text:p>
          </draw:text-box>
        </draw:frame>
        <draw:frame draw:style-name="standard" draw:layer="layout" svg:width="13.4cm" svg:height="3.818cm" svg:x="1.258cm" svg:y="8.823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13">
              <table:table-cell>
                <text:p text:style-name="P2">Idx. 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</table:table-row>
            <table:table-row table:style-name="ro9" table:default-cell-style-name="ce13">
              <table:table-cell>
                <text:p text:style-name="P2">Val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3" draw:text-style-name="P35" draw:layer="layout" svg:width="4.658cm" svg:height="1.051cm" svg:x="5.904cm" svg:y="7.882cm">
          <draw:text-box>
            <text:p>second write</text:p>
          </draw:text-box>
        </draw:frame>
        <draw:frame draw:style-name="standard" draw:layer="layout" svg:width="13.4cm" svg:height="3.818cm" svg:x="1.251cm" svg:y="13.9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13">
              <table:table-cell>
                <text:p text:style-name="P2">Idx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</table:table-row>
            <table:table-row table:style-name="ro9" table:default-cell-style-name="ce13">
              <table:table-cell>
                <text:p text:style-name="P2">Val.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35" draw:layer="layout" svg:width="3.898cm" svg:height="0.962cm" svg:x="6.284cm" svg:y="12.849cm">
          <draw:text-box>
            <text:p>third write</text:p>
          </draw:text-box>
        </draw:frame>
        <draw:frame draw:style-name="standard" draw:layer="layout" svg:width="13.47cm" svg:height="3.733cm" svg:x="15cm" svg:y="6.1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2">Idx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</table:table-row>
            <table:table-row table:style-name="ro10" table:default-cell-style-name="ce13">
              <table:table-cell>
                <text:p text:style-name="P2">Val.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text-style-name="P35" draw:layer="layout" svg:width="5.351cm" svg:height="0.962cm" svg:x="19.375cm" svg:y="5cm">
          <draw:text-box>
            <text:p>second last write</text:p>
          </draw:text-box>
        </draw:frame>
        <draw:frame draw:style-name="standard" draw:layer="layout" svg:width="13.47cm" svg:height="3.733cm" svg:x="15.029cm" svg:y="11.016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2">Idx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</table:table-row>
            <table:table-row table:style-name="ro10" table:default-cell-style-name="ce13">
              <table:table-cell>
                <text:p text:style-name="P2">Val.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" draw:text-style-name="P35" draw:layer="layout" svg:width="5.351cm" svg:height="0.962cm" svg:x="20.459cm" svg:y="9.95cm">
          <draw:text-box>
            <text:p>last write</text:p>
          </draw:text-box>
        </draw:frame>
        <draw:custom-shape draw:style-name="gr54" draw:text-style-name="P2" draw:layer="layout" svg:width="0.75cm" svg:height="0.953cm" svg:x="3.857cm" svg:y="12.42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2" draw:layer="layout" svg:width="0.75cm" svg:height="0.855cm" svg:x="5.33cm" svg:y="17.6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" draw:layer="layout" svg:width="0.75cm" svg:height="0.952cm" svg:x="26.602cm" svg:y="14.65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" draw:layer="layout" svg:width="0.75cm" svg:height="0.905cm" svg:x="25.13cm" svg:y="9.61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" draw:layer="layout" svg:width="0.75cm" svg:height="1.06cm" svg:x="2.472cm" svg:y="7.5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0" draw:style-name="dp1" draw:master-page-name="Standard">
        <draw:custom-shape draw:style-name="gr59" draw:text-style-name="P41" draw:layer="layout" svg:width="12.1cm" svg:height="2.945cm" svg:x="8.65cm" svg:y="12.217cm">
          <text:p text:style-name="P41"><text:span text:style-name="T13">„</text:span><text:span text:style-name="T13">AT24C32_EEPROM.h“ /</text:span></text:p>
          <text:p text:style-name="P41"><text:span text:style-name="T13">&lt;avr/eeprom.h&gt;</text:span></text:p>
          <draw:enhanced-geometry svg:viewBox="0 0 21600 21600" draw:type="rectangle" draw:enhanced-path="M 0 0 L 21600 0 21600 21600 0 21600 0 0 Z N"/>
        </draw:custom-shape>
        <draw:frame draw:style-name="gr60" draw:text-style-name="P42" draw:layer="layout" svg:width="12.25cm" svg:height="2.313cm" svg:x="8.25cm" svg:y="1cm">
          <draw:text-box>
            <text:p text:style-name="P2"><text:span text:style-name="T14">perma</text:span><text:span text:style-name="T14">nent </text:span><text:span text:style-name="T14">storag</text:span><text:span text:style-name="T14">e </text:span><text:span text:style-name="T14">layers</text:span></text:p>
            <text:p text:style-name="P2"><text:span text:style-name="T14"/></text:p>
          </draw:text-box>
        </draw:frame>
        <draw:custom-shape draw:style-name="gr61" draw:text-style-name="P21" draw:layer="layout" svg:width="2.3cm" svg:height="1.894cm" svg:x="13.55cm" svg:y="15.162cm">
          <text:p text:style-name="P21"><text:span text:style-name="T7"><text:s text:c="3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1" draw:layer="layout" svg:width="12cm" svg:height="2.944cm" svg:x="8.75cm" svg:y="17.056cm">
          <text:p text:style-name="P41"><text:span text:style-name="T13">AT24C32-EEPROM /</text:span></text:p>
          <text:p text:style-name="P41"><text:span text:style-name="T13">INTERNAL-EEPROM 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2.3cm" svg:height="1.893cm" svg:x="13.551cm" svg:y="10.324cm">
          <text:p text:style-name="P21"><text:span text:style-name="T7"><text:s text:c="3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41" draw:layer="layout" svg:width="12.1cm" svg:height="2.944cm" svg:x="8.65cm" svg:y="7.38cm">
          <text:p text:style-name="P41"><text:span text:style-name="T13">„</text:span><text:span text:style-name="T13">eeprom.h“</text:span></text:p>
          <draw:enhanced-geometry svg:viewBox="0 0 21600 21600" draw:type="rectangle" draw:enhanced-path="M 0 0 L 21600 0 21600 21600 0 21600 0 0 Z N"/>
        </draw:custom-shape>
        <draw:frame draw:style-name="gr65" draw:text-style-name="P43" draw:layer="layout" svg:width="2.5cm" svg:height="0.988cm" svg:x="4.75cm" svg:y="13.094cm">
          <draw:text-box>
            <text:p><text:span text:style-name="T7">driver</text:span></text:p>
          </draw:text-box>
        </draw:frame>
        <draw:frame draw:style-name="gr65" draw:text-style-name="P43" draw:layer="layout" svg:width="3.6cm" svg:height="0.988cm" svg:x="4.75cm" svg:y="18.107cm">
          <draw:text-box>
            <text:p><text:span text:style-name="T7">hardware</text:span></text:p>
          </draw:text-box>
        </draw:frame>
        <draw:frame draw:style-name="gr66" draw:text-style-name="P43" draw:layer="layout" svg:width="3cm" svg:height="1.718cm" svg:x="4.75cm" svg:y="8.187cm">
          <draw:text-box>
            <text:p><text:span text:style-name="T7">wear </text:span><text:span text:style-name="T7">leveling</text:span></text:p>
          </draw:text-box>
        </draw:frame>
        <draw:frame draw:style-name="gr67" draw:text-style-name="P45" draw:layer="layout" svg:width="20cm" svg:height="3cm" svg:x="4.75cm" svg:y="4.25cm">
          <draw:text-box>
            <text:p text:style-name="P44"><text:span text:style-name="T15">log </text:span><text:span text:style-name="T15">stora</text:span><text:span text:style-name="T15">ge: </text:span><text:span text:style-name="T15">AT24C</text:span><text:span text:style-name="T15">32-</text:span><text:span text:style-name="T15">EEPR</text:span><text:span text:style-name="T15">OM)</text:span></text:p>
            <text:p text:style-name="P44"><text:span text:style-name="T15">settin</text:span><text:span text:style-name="T15">g-</text:span><text:span text:style-name="T15">data </text:span><text:span text:style-name="T15">stora</text:span><text:span text:style-name="T15">ge: </text:span><text:span text:style-name="T15">intern</text:span><text:span text:style-name="T15">al-</text:span><text:span text:style-name="T15">EEPR</text:span><text:span text:style-name="T15">OM</text:span></text:p>
          </draw:text-box>
        </draw:frame>
      </draw:page>
      <draw:page draw:name="page11" draw:style-name="dp1" draw:master-page-name="Standard">
        <draw:frame draw:style-name="standard" draw:layer="layout" svg:width="14.098cm" svg:height="3.998cm" svg:x="5.378cm" svg:y="7.897cm">
          <table:table table:template-name="yellow" table:use-first-row-styles="true" table:use-banding-rows-styles="true">
            <table:table-column table:style-name="co14"/>
            <table:table-column table:style-name="co14"/>
            <table:table-column table:style-name="co15"/>
            <table:table-row table:style-name="ro1" table:default-cell-style-name="yellow3">
              <table:table-cell>
                <text:p><text:span text:style-name="T7">Memory</text:span></text:p>
              </table:table-cell>
              <table:table-cell>
                <text:p><text:span text:style-name="T7">Internal EEPROM</text:span></text:p>
              </table:table-cell>
              <table:table-cell>
                <text:p><text:span text:style-name="T7">AT24C32</text:span></text:p>
                <text:p><text:span text:style-name="T7">EEPROM</text:span></text:p>
              </table:table-cell>
            </table:table-row>
            <table:table-row table:style-name="ro11">
              <table:table-cell table:style-name="yellow2">
                <text:p><text:span text:style-name="T7">Size[bytes]</text:span></text:p>
              </table:table-cell>
              <table:table-cell table:style-name="ce23">
                <text:p text:style-name="P16"><text:span text:style-name="T7"><text:s text:c="4"/></text:span><text:span text:style-name="T7">1024</text:span></text:p>
              </table:table-cell>
              <table:table-cell table:style-name="ce24">
                <text:list text:style-name="L1">
                  <text:list-header>
                    <text:p text:style-name="P16"><text:span text:style-name="T11">4096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8" draw:text-style-name="P46" draw:layer="layout" svg:width="12.211cm" svg:height="1.276cm" svg:x="8.65cm" svg:y="1.029cm">
          <draw:text-box>
            <text:p><text:span text:style-name="T8">Perma</text:span><text:span text:style-name="T8">nent </text:span><text:span text:style-name="T8">storag</text:span><text:span text:style-name="T8">e </text:span><text:span text:style-name="T8">overvi</text:span><text:span text:style-name="T8">ew</text:span></text:p>
          </draw:text-box>
        </draw:frame>
        <draw:frame draw:style-name="gr69" draw:text-style-name="P43" draw:layer="layout" svg:width="10.5cm" svg:height="1.1cm" svg:x="1cm" svg:y="25.15cm">
          <draw:text-box>
            <text:p><text:span text:style-name="T7">AT24C32 </text:span><text:span text:style-name="T7">EEPRO</text:span><text:span text:style-name="T7">M data: </text:span><text:span text:style-name="T7">log_entry</text:span></text:p>
          </draw:text-box>
        </draw:frame>
      </draw:page>
      <draw:page draw:name="page12" draw:style-name="dp1" draw:master-page-name="Standard">
        <draw:frame draw:style-name="gr70" draw:text-style-name="P48" draw:layer="layout" svg:width="27.7cm" svg:height="19cm" svg:x="1cm" svg:y="1cm">
          <draw:text-box>
            <text:p><text:span text:style-name="T16">Write </text:span><text:span text:style-name="T16">data</text:span></text:p>
            <text:p><text:span text:style-name="T16">Input: </text:span><text:span text:style-name="T16">Data </text:span><text:span text:style-name="T16">data of </text:span><text:span text:style-name="T16">type T </text:span><text:span text:style-name="T16">and a </text:span><text:span text:style-name="T16">unique </text:span><text:span text:style-name="T16">key say </text:span><text:span text:style-name="T16">key to </text:span><text:span text:style-name="T16">find </text:span><text:span text:style-name="T16">the </text:span><text:span text:style-name="T16">data </text:span><text:span text:style-name="T16">afterwa</text:span><text:span text:style-name="T16">rds</text:span></text:p>
            <text:p text:style-name="P47"><text:span text:style-name="T16">BlockBo</text:span><text:span text:style-name="T16">dysize</text:span></text:p>
            <text:p text:style-name="P47"><text:span text:style-name="T16"/></text:p>
            <text:p><text:span text:style-name="T16">blocksN</text:span><text:span text:style-name="T16">eeded :</text:span><text:span text:style-name="T16">= </text:span><text:span text:style-name="T16">(sizeof</text:span><text:span text:style-name="T16">(T)-</text:span><text:span text:style-name="T16">1)/Bloc</text:span><text:span text:style-name="T16">kBodysi</text:span><text:span text:style-name="T16">ze + 1</text:span></text:p>
            <text:p><text:span text:style-name="T1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Linienspitzen_20_1" draw:display-name="Linienspitzen 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 style:parent-style-name="A4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6T12:22:35.777000000</meta:creation-date>
    <dc:date>2021-12-14T21:11:36.490124594</dc:date>
    <meta:editing-duration>PT8H44S</meta:editing-duration>
    <meta:editing-cycles>32</meta:editing-cycles>
    <meta:generator>LibreOffice/7.2.3.2$Linux_X86_64 LibreOffice_project/20$Build-2</meta:generator>
    <meta:document-statistic meta:object-count="108"/>
  </office:meta>
</office:document-meta>
</file>